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plex (abs)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Greedy (Profit) 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reedy(Score) 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ocal Search (45) 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ASP (1min, a=0.2)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olv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plex (t)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643" calcext:value-type="float">
            <text:p>64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Greedy (Profit) (t)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Greedy(Score) (t)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ocal Search (45) (t)</text:p>
          </table:table-cell>
          <table:table-cell table:number-columns-repeated="16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ASP (1min, a=0.2) (t)</text:p>
          </table:table-cell>
          <table:table-cell table:number-columns-repeated="16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olv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reedy (Profit) (t)</text:p>
          </table:table-cell>
          <table:table-cell table:formula="of:=[.B5]/[.B4]" office:value-type="float" office:value="0.73728813559322" calcext:value-type="float">
            <text:p>0.73728813559322</text:p>
          </table:table-cell>
          <table:table-cell table:formula="of:=[.C5]/[.C4]" office:value-type="float" office:value="0.396039603960396" calcext:value-type="float">
            <text:p>0.396039603960396</text:p>
          </table:table-cell>
          <table:table-cell table:formula="of:=[.D5]/[.D4]" office:value-type="float" office:value="0.491525423728814" calcext:value-type="float">
            <text:p>0.491525423728814</text:p>
          </table:table-cell>
          <table:table-cell table:formula="of:=[.E5]/[.E4]" office:value-type="float" office:value="0.355769230769231" calcext:value-type="float">
            <text:p>0.355769230769231</text:p>
          </table:table-cell>
          <table:table-cell table:formula="of:=[.F5]/[.F4]" office:value-type="float" office:value="0.267857142857143" calcext:value-type="float">
            <text:p>0.267857142857143</text:p>
          </table:table-cell>
          <table:table-cell table:formula="of:=[.G5]/[.G4]" office:value-type="float" office:value="0.51" calcext:value-type="float">
            <text:p>0.51</text:p>
          </table:table-cell>
          <table:table-cell table:formula="of:=[.H5]/[.H4]" office:value-type="float" office:value="0.410714285714286" calcext:value-type="float">
            <text:p>0.410714285714286</text:p>
          </table:table-cell>
          <table:table-cell table:formula="of:=[.I5]/[.I4]" office:value-type="float" office:value="0.744897959183674" calcext:value-type="float">
            <text:p>0.744897959183674</text:p>
          </table:table-cell>
          <table:table-cell table:formula="of:=[.J5]/[.J4]" office:value-type="float" office:value="0.609022556390977" calcext:value-type="float">
            <text:p>0.609022556390977</text:p>
          </table:table-cell>
          <table:table-cell table:formula="of:=[.K5]/[.K4]" office:value-type="float" office:value="0.520661157024793" calcext:value-type="float">
            <text:p>0.520661157024793</text:p>
          </table:table-cell>
          <table:table-cell table:formula="of:=[.L5]/[.L4]" office:value-type="float" office:value="0.454545454545455" calcext:value-type="float">
            <text:p>0.454545454545455</text:p>
          </table:table-cell>
          <table:table-cell table:formula="of:=[.M5]/[.M4]" office:value-type="float" office:value="0.43421052631579" calcext:value-type="float">
            <text:p>0.43421052631579</text:p>
          </table:table-cell>
          <table:table-cell table:formula="of:=[.N5]/[.N4]" office:value-type="float" office:value="0.724770642201835" calcext:value-type="float">
            <text:p>0.724770642201835</text:p>
          </table:table-cell>
          <table:table-cell table:formula="of:=[.O5]/[.O4]" office:value-type="float" office:value="0.68" calcext:value-type="float">
            <text:p>0.68</text:p>
          </table:table-cell>
          <table:table-cell table:formula="of:=[.P5]/[.P4]" office:value-type="float" office:value="0.709401709401709" calcext:value-type="float">
            <text:p>0.709401709401709</text:p>
          </table:table-cell>
          <table:table-cell table:formula="of:=[.Q5]/[.Q4]" office:value-type="float" office:value="0.609929078014184" calcext:value-type="float">
            <text:p>0.609929078014184</text:p>
          </table:table-cell>
        </table:table-row>
        <table:table-row table:style-name="ro1">
          <table:table-cell office:value-type="string" calcext:value-type="string">
            <text:p>Greedy(Score) (t)</text:p>
          </table:table-cell>
          <table:table-cell table:formula="of:=[.B6]/[.B4]" office:value-type="float" office:value="0.601694915254237" calcext:value-type="float">
            <text:p>0.601694915254237</text:p>
          </table:table-cell>
          <table:table-cell table:formula="of:=[.C6]/[.C4]" office:value-type="float" office:value="0.633663366336634" calcext:value-type="float">
            <text:p>0.633663366336634</text:p>
          </table:table-cell>
          <table:table-cell table:formula="of:=[.D6]/[.D4]" office:value-type="float" office:value="0.779661016949153" calcext:value-type="float">
            <text:p>0.779661016949153</text:p>
          </table:table-cell>
          <table:table-cell table:formula="of:=[.E6]/[.E4]" office:value-type="float" office:value="0.759615384615385" calcext:value-type="float">
            <text:p>0.759615384615385</text:p>
          </table:table-cell>
          <table:table-cell table:formula="of:=[.F6]/[.F4]" office:value-type="float" office:value="0.776785714285714" calcext:value-type="float">
            <text:p>0.776785714285714</text:p>
          </table:table-cell>
          <table:table-cell table:formula="of:=[.G6]/[.G4]" office:value-type="float" office:value="0.76" calcext:value-type="float">
            <text:p>0.76</text:p>
          </table:table-cell>
          <table:table-cell table:formula="of:=[.H6]/[.H4]" office:value-type="float" office:value="0.785714285714286" calcext:value-type="float">
            <text:p>0.785714285714286</text:p>
          </table:table-cell>
          <table:table-cell table:formula="of:=[.I6]/[.I4]" office:value-type="float" office:value="0.826530612244898" calcext:value-type="float">
            <text:p>0.826530612244898</text:p>
          </table:table-cell>
          <table:table-cell table:formula="of:=[.J6]/[.J4]" office:value-type="float" office:value="0.56390977443609" calcext:value-type="float">
            <text:p>0.56390977443609</text:p>
          </table:table-cell>
          <table:table-cell table:formula="of:=[.K6]/[.K4]" office:value-type="float" office:value="0.809917355371901" calcext:value-type="float">
            <text:p>0.809917355371901</text:p>
          </table:table-cell>
          <table:table-cell table:formula="of:=[.L6]/[.L4]" office:value-type="float" office:value="0.745454545454545" calcext:value-type="float">
            <text:p>0.745454545454545</text:p>
          </table:table-cell>
          <table:table-cell table:formula="of:=[.M6]/[.M4]" office:value-type="float" office:value="0.69078947368421" calcext:value-type="float">
            <text:p>0.69078947368421</text:p>
          </table:table-cell>
          <table:table-cell table:formula="of:=[.N6]/[.N4]" office:value-type="float" office:value="0.825688073394495" calcext:value-type="float">
            <text:p>0.825688073394495</text:p>
          </table:table-cell>
          <table:table-cell table:formula="of:=[.O6]/[.O4]" office:value-type="float" office:value="0.71" calcext:value-type="float">
            <text:p>0.71</text:p>
          </table:table-cell>
          <table:table-cell table:formula="of:=[.P6]/[.P4]" office:value-type="float" office:value="0.769230769230769" calcext:value-type="float">
            <text:p>0.769230769230769</text:p>
          </table:table-cell>
          <table:table-cell table:formula="of:=[.Q6]/[.Q4]" office:value-type="float" office:value="0.659574468085106" calcext:value-type="float">
            <text:p>0.659574468085106</text:p>
          </table:table-cell>
        </table:table-row>
        <table:table-row table:style-name="ro1">
          <table:table-cell office:value-type="string" calcext:value-type="string">
            <text:p>Local Search (30) (t)</text:p>
          </table:table-cell>
          <table:table-cell table:formula="of:=[.B7]/[.B4]" office:value-type="float" office:value="0.76271186440678" calcext:value-type="float">
            <text:p>0.76271186440678</text:p>
          </table:table-cell>
          <table:table-cell table:formula="of:=[.C7]/[.C4]" office:value-type="float" office:value="0.861386138613861" calcext:value-type="float">
            <text:p>0.861386138613861</text:p>
          </table:table-cell>
          <table:table-cell table:formula="of:=[.D7]/[.D4]" office:value-type="float" office:value="0.779661016949153" calcext:value-type="float">
            <text:p>0.779661016949153</text:p>
          </table:table-cell>
          <table:table-cell table:formula="of:=[.E7]/[.E4]" office:value-type="float" office:value="0.817307692307692" calcext:value-type="float">
            <text:p>0.817307692307692</text:p>
          </table:table-cell>
          <table:table-cell table:formula="of:=[.F7]/[.F4]" office:value-type="float" office:value="0.803571428571429" calcext:value-type="float">
            <text:p>0.803571428571429</text:p>
          </table:table-cell>
          <table:table-cell table:formula="of:=[.G7]/[.G4]" office:value-type="float" office:value="0.76" calcext:value-type="float">
            <text:p>0.76</text:p>
          </table:table-cell>
          <table:table-cell table:formula="of:=[.H7]/[.H4]" office:value-type="float" office:value="0.8125" calcext:value-type="float">
            <text:p>0.8125</text:p>
          </table:table-cell>
          <table:table-cell table:formula="of:=[.I7]/[.I4]" office:value-type="float" office:value="0.86734693877551" calcext:value-type="float">
            <text:p>0.86734693877551</text:p>
          </table:table-cell>
          <table:table-cell table:formula="of:=[.J7]/[.J4]" office:value-type="float" office:value="0.706766917293233" calcext:value-type="float">
            <text:p>0.706766917293233</text:p>
          </table:table-cell>
          <table:table-cell table:formula="of:=[.K7]/[.K4]" office:value-type="float" office:value="0.933884297520661" calcext:value-type="float">
            <text:p>0.933884297520661</text:p>
          </table:table-cell>
          <table:table-cell table:formula="of:=[.L7]/[.L4]" office:value-type="float" office:value="0.818181818181818" calcext:value-type="float">
            <text:p>0.818181818181818</text:p>
          </table:table-cell>
          <table:table-cell table:formula="of:=[.M7]/[.M4]" office:value-type="float" office:value="0.855263157894737" calcext:value-type="float">
            <text:p>0.855263157894737</text:p>
          </table:table-cell>
          <table:table-cell table:formula="of:=[.N7]/[.N4]" office:value-type="float" office:value="0.880733944954129" calcext:value-type="float">
            <text:p>0.880733944954129</text:p>
          </table:table-cell>
          <table:table-cell table:formula="of:=[.O7]/[.O4]" office:value-type="float" office:value="0.77" calcext:value-type="float">
            <text:p>0.77</text:p>
          </table:table-cell>
          <table:table-cell table:formula="of:=[.P7]/[.P4]" office:value-type="float" office:value="0.769230769230769" calcext:value-type="float">
            <text:p>0.769230769230769</text:p>
          </table:table-cell>
          <table:table-cell table:formula="of:=[.Q7]/[.Q4]" office:value-type="float" office:value="0.74468085106383" calcext:value-type="float">
            <text:p>0.74468085106383</text:p>
          </table:table-cell>
        </table:table-row>
        <table:table-row table:style-name="ro1">
          <table:table-cell office:value-type="string" calcext:value-type="string">
            <text:p>GRASP (1min, a=0.2) (t)</text:p>
          </table:table-cell>
          <table:table-cell table:formula="of:=[.B8]/[.B4]" office:value-type="float" office:value="0.88135593220339" calcext:value-type="float">
            <text:p>0.88135593220339</text:p>
          </table:table-cell>
          <table:table-cell table:formula="of:=[.C8]/[.C4]" office:value-type="float" office:value="0.900990099009901" calcext:value-type="float">
            <text:p>0.900990099009901</text:p>
          </table:table-cell>
          <table:table-cell table:formula="of:=[.D8]/[.D4]" office:value-type="float" office:value="0.88135593220339" calcext:value-type="float">
            <text:p>0.88135593220339</text:p>
          </table:table-cell>
          <table:table-cell table:formula="of:=[.E8]/[.E4]" office:value-type="float" office:value="0.855769230769231" calcext:value-type="float">
            <text:p>0.855769230769231</text:p>
          </table:table-cell>
          <table:table-cell table:formula="of:=[.F8]/[.F4]" office:value-type="float" office:value="0.866071428571429" calcext:value-type="float">
            <text:p>0.866071428571429</text:p>
          </table:table-cell>
          <table:table-cell table:formula="of:=[.G8]/[.G4]" office:value-type="float" office:value="0.95" calcext:value-type="float">
            <text:p>0.95</text:p>
          </table:table-cell>
          <table:table-cell table:formula="of:=[.H8]/[.H4]" office:value-type="float" office:value="0.955357142857143" calcext:value-type="float">
            <text:p>0.955357142857143</text:p>
          </table:table-cell>
          <table:table-cell table:formula="of:=[.I8]/[.I4]" office:value-type="float" office:value="0.908163265306122" calcext:value-type="float">
            <text:p>0.908163265306122</text:p>
          </table:table-cell>
          <table:table-cell table:formula="of:=[.J8]/[.J4]" office:value-type="float" office:value="0.872180451127819" calcext:value-type="float">
            <text:p>0.872180451127819</text:p>
          </table:table-cell>
          <table:table-cell table:formula="of:=[.K8]/[.K4]" office:value-type="float" office:value="0.884297520661157" calcext:value-type="float">
            <text:p>0.884297520661157</text:p>
          </table:table-cell>
          <table:table-cell table:formula="of:=[.L8]/[.L4]" office:value-type="float" office:value="0.945454545454545" calcext:value-type="float">
            <text:p>0.945454545454545</text:p>
          </table:table-cell>
          <table:table-cell table:formula="of:=[.M8]/[.M4]" office:value-type="float" office:value="0.947368421052632" calcext:value-type="float">
            <text:p>0.947368421052632</text:p>
          </table:table-cell>
          <table:table-cell table:formula="of:=[.N8]/[.N4]" office:value-type="float" office:value="0.954128440366972" calcext:value-type="float">
            <text:p>0.954128440366972</text:p>
          </table:table-cell>
          <table:table-cell table:formula="of:=[.O8]/[.O4]" office:value-type="float" office:value="0.94" calcext:value-type="float">
            <text:p>0.94</text:p>
          </table:table-cell>
          <table:table-cell table:formula="of:=[.P8]/[.P4]" office:value-type="float" office:value="0.88034188034188" calcext:value-type="float">
            <text:p>0.88034188034188</text:p>
          </table:table-cell>
          <table:table-cell table:formula="of:=[.Q8]/[.Q4]" office:value-type="float" office:value="0.936170212765957" calcext:value-type="float">
            <text:p>0.936170212765957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olv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Grasp alpha 1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.98" calcext:value-type="float">
            <text:p>1.98</text:p>
          </table:table-cell>
          <table:table-cell office:value-type="float" office:value="2.68" calcext:value-type="float">
            <text:p>2.68</text:p>
          </table:table-cell>
          <table:table-cell office:value-type="float" office:value="5.01" calcext:value-type="float">
            <text:p>5.01</text:p>
          </table:table-cell>
          <table:table-cell office:value-type="float" office:value="7.34" calcext:value-type="float">
            <text:p>7.34</text:p>
          </table:table-cell>
          <table:table-cell office:value-type="float" office:value="11.25" calcext:value-type="float">
            <text:p>11.25</text:p>
          </table:table-cell>
          <table:table-cell office:value-type="float" office:value="19.24" calcext:value-type="float">
            <text:p>19.24</text:p>
          </table:table-cell>
          <table:table-cell office:value-type="float" office:value="24.43" calcext:value-type="float">
            <text:p>24.43</text:p>
          </table:table-cell>
          <table:table-cell office:value-type="float" office:value="26.81" calcext:value-type="float">
            <text:p>26.81</text:p>
          </table:table-cell>
          <table:table-cell office:value-type="float" office:value="34.62" calcext:value-type="float">
            <text:p>34.62</text:p>
          </table:table-cell>
          <table:table-cell office:value-type="float" office:value="45.76" calcext:value-type="float">
            <text:p>45.76</text:p>
          </table:table-cell>
          <table:table-cell office:value-type="float" office:value="46.18" calcext:value-type="float">
            <text:p>46.18</text:p>
          </table:table-cell>
          <table:table-cell office:value-type="float" office:value="81.94" calcext:value-type="float">
            <text:p>81.94</text:p>
          </table:table-cell>
          <table:table-cell office:value-type="float" office:value="91.64" calcext:value-type="float">
            <text:p>91.64</text:p>
          </table:table-cell>
          <table:table-cell office:value-type="float" office:value="94.79" calcext:value-type="float">
            <text:p>94.79</text:p>
          </table:table-cell>
          <table:table-cell office:value-type="float" office:value="132.87" calcext:value-type="float">
            <text:p>132.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1:00:03.932821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15:56:36.031186758</meta:creation-date>
    <dc:date>2023-12-13T11:15:34.141240622</dc:date>
    <meta:editing-duration>PT59M10S</meta:editing-duration>
    <meta:editing-cycles>21</meta:editing-cycles>
    <meta:generator>LibreOffice/6.4.7.2$Linux_X86_64 LibreOffice_project/40$Build-2</meta:generator>
    <meta:document-statistic meta:table-count="1" meta:cell-count="342" meta:object-count="0"/>
  </office:meta>
</office:document-meta>
</file>